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proxy.lib.miamioh.edu/login?url=http://search.ebscohost.com/login.aspx?direct=true&amp;db=mzh&amp;AN=1986021320&amp;site=ehost-live" text:style-name="Internet_20_link" text:visited-style-name="Visited_20_Internet_20_Link">http://proxy.lib.miamioh.edu/login?url=http://search.ebscohost.com/login.aspx?direct=true&amp;db=mzh&amp;AN=1986021320&amp;site=ehost-live</text:a></text:p>
      <text:p text:style-name="Standard"/>
      <text:p text:style-name="Standard"><text:a xlink:type="simple" xlink:href="http://proxy.lib.miamioh.edu/login?url=http://search.ebscohost.com/login.aspx?direct=true&amp;db=mzh&amp;AN=2013751280&amp;site=ehost-live" text:style-name="Internet_20_link" text:visited-style-name="Visited_20_Internet_20_Link">http://proxy.lib.miamioh.edu/login?url=http://search.ebscohost.com/login.aspx?direct=true&amp;db=mzh&amp;AN=2013751280&amp;site=ehost-live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10-04T16:59:59.19</meta:creation-date>
    <meta:document-statistic meta:table-count="0" meta:image-count="0" meta:object-count="0" meta:page-count="1" meta:paragraph-count="2" meta:word-count="2" meta:character-count="252"/>
    <dc:date>2015-10-04T17:01:34.15</dc:date>
    <dc:creator>Robert Ritchie</dc:creator>
    <meta:editing-duration>PT1M35S</meta:editing-duration>
    <meta:editing-cycles>1</meta:editing-cycles>
    <meta:generator>OpenOffice/4.1.1$Win32 OpenOffice.org_project/411m6$Build-9775</meta:generator>
  </office:meta>
</office:document-meta>
</file>